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.1840320317628263">
            <text:p>3.1840320317628263</text:p>
          </table:table-cell>
          <table:table-cell office:value-type="float" office:value="3.0095032805019546">
            <text:p>3.0095032805019546</text:p>
          </table:table-cell>
          <table:table-cell office:value-type="float" office:value="2.6861360590836934">
            <text:p>2.6861360590836934</text:p>
          </table:table-cell>
          <table:table-cell office:value-type="float" office:value="2.574120489580239">
            <text:p>2.574120489580239</text:p>
          </table:table-cell>
          <table:table-cell office:value-type="float" office:value="2.502649005784078">
            <text:p>2.502649005784078</text:p>
          </table:table-cell>
          <table:table-cell office:value-type="float" office:value="2.792619456738045">
            <text:p>2.792619456738045</text:p>
          </table:table-cell>
          <table:table-cell office:value-type="float" office:value="3.3763879066148785">
            <text:p>3.3763879066148785</text:p>
          </table:table-cell>
          <table:table-cell office:value-type="float" office:value="2.4450520561096774">
            <text:p>2.4450520561096774</text:p>
          </table:table-cell>
          <table:table-cell office:value-type="float" office:value="2.005589368948302">
            <text:p>2.005589368948302</text:p>
          </table:table-cell>
          <table:table-cell office:value-type="float" office:value="1.5755879320056991">
            <text:p>1.5755879320056991</text:p>
          </table:table-cell>
          <table:table-cell office:value-type="float" office:value="2.612926433249471">
            <text:p>2.612926433249471</text:p>
          </table:table-cell>
          <table:table-cell office:value-type="float" office:value="2.6032388424392474">
            <text:p>2.6032388424392474</text:p>
          </table:table-cell>
          <table:table-cell office:value-type="float" office:value="2.558450726153211">
            <text:p>2.558450726153211</text:p>
          </table:table-cell>
          <table:table-cell office:value-type="float" office:value="2.496368138266874">
            <text:p>2.496368138266874</text:p>
          </table:table-cell>
          <table:table-cell office:value-type="float" office:value="2.348501760989094">
            <text:p>2.348501760989094</text:p>
          </table:table-cell>
          <table:table-cell office:value-type="float" office:value="2.420500024688326">
            <text:p>2.420500024688326</text:p>
          </table:table-cell>
          <table:table-cell office:value-type="float" office:value="2.647422905468675">
            <text:p>2.647422905468675</text:p>
          </table:table-cell>
          <table:table-cell office:value-type="float" office:value="3.119199682520393">
            <text:p>3.119199682520393</text:p>
          </table:table-cell>
          <table:table-cell office:value-type="float" office:value="2.886979857215918">
            <text:p>2.886979857215918</text:p>
          </table:table-cell>
          <table:table-cell office:value-type="float" office:value="2.773588872231506">
            <text:p>2.773588872231506</text:p>
          </table:table-cell>
          <table:table-cell office:value-type="float" office:value="2.7259123192473838">
            <text:p>2.7259123192473838</text:p>
          </table:table-cell>
          <table:table-cell office:value-type="float" office:value="2.7026750870129868">
            <text:p>2.7026750870129868</text:p>
          </table:table-cell>
          <table:table-cell office:value-type="float" office:value="3.6989748216304976">
            <text:p>3.6989748216304976</text:p>
          </table:table-cell>
          <table:table-cell office:value-type="float" office:value="3.534019771344399">
            <text:p>3.534019771344399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6.474867151074626">
            <text:p>6.474867151074626</text:p>
          </table:table-cell>
          <table:table-cell office:value-type="float" office:value="6.444012660516808">
            <text:p>6.444012660516808</text:p>
          </table:table-cell>
          <table:table-cell office:value-type="float" office:value="6.441323677940757">
            <text:p>6.441323677940757</text:p>
          </table:table-cell>
          <table:table-cell office:value-type="float" office:value="6.6294086536275305">
            <text:p>6.6294086536275305</text:p>
          </table:table-cell>
          <table:table-cell office:value-type="float" office:value="6.598251613601229">
            <text:p>6.598251613601229</text:p>
          </table:table-cell>
          <table:table-cell office:value-type="float" office:value="6.779320800006683">
            <text:p>6.779320800006683</text:p>
          </table:table-cell>
          <table:table-cell office:value-type="float" office:value="7.03688496280651">
            <text:p>7.03688496280651</text:p>
          </table:table-cell>
          <table:table-cell office:value-type="float" office:value="6.823467308435854">
            <text:p>6.823467308435854</text:p>
          </table:table-cell>
          <table:table-cell office:value-type="float" office:value="5.687985138896874">
            <text:p>5.687985138896874</text:p>
          </table:table-cell>
          <table:table-cell office:value-type="float" office:value="5.455403843794418">
            <text:p>5.455403843794418</text:p>
          </table:table-cell>
          <table:table-cell office:value-type="float" office:value="7.428635349063263">
            <text:p>7.428635349063263</text:p>
          </table:table-cell>
          <table:table-cell office:value-type="float" office:value="6.773894647465318">
            <text:p>6.773894647465318</text:p>
          </table:table-cell>
          <table:table-cell office:value-type="float" office:value="6.864180012965674">
            <text:p>6.864180012965674</text:p>
          </table:table-cell>
          <table:table-cell office:value-type="float" office:value="7.016777733031334">
            <text:p>7.016777733031334</text:p>
          </table:table-cell>
          <table:table-cell office:value-type="float" office:value="7.178436828616321">
            <text:p>7.178436828616321</text:p>
          </table:table-cell>
          <table:table-cell office:value-type="float" office:value="7.40579204353423">
            <text:p>7.40579204353423</text:p>
          </table:table-cell>
          <table:table-cell office:value-type="float" office:value="8.190683306302102">
            <text:p>8.190683306302102</text:p>
          </table:table-cell>
          <table:table-cell office:value-type="float" office:value="8.43754970034529">
            <text:p>8.43754970034529</text:p>
          </table:table-cell>
          <table:table-cell office:value-type="float" office:value="7.889467849928527">
            <text:p>7.889467849928527</text:p>
          </table:table-cell>
          <table:table-cell office:value-type="float" office:value="7.480995682066461">
            <text:p>7.480995682066461</text:p>
          </table:table-cell>
          <table:table-cell office:value-type="float" office:value="7.598254917184405">
            <text:p>7.598254917184405</text:p>
          </table:table-cell>
          <table:table-cell office:value-type="float" office:value="7.577251864904552">
            <text:p>7.577251864904552</text:p>
          </table:table-cell>
          <table:table-cell office:value-type="float" office:value="7.6144796742768825">
            <text:p>7.6144796742768825</text:p>
          </table:table-cell>
          <table:table-cell office:value-type="float" office:value="7.985029082234825">
            <text:p>7.98502908223482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6.467883550483734">
            <text:p>16.467883550483734</text:p>
          </table:table-cell>
          <table:table-cell office:value-type="float" office:value="15.886693214645403">
            <text:p>15.886693214645403</text:p>
          </table:table-cell>
          <table:table-cell office:value-type="float" office:value="15.841987352577377">
            <text:p>15.841987352577377</text:p>
          </table:table-cell>
          <table:table-cell office:value-type="float" office:value="15.905935841746132">
            <text:p>15.905935841746132</text:p>
          </table:table-cell>
          <table:table-cell office:value-type="float" office:value="16.037709885914992">
            <text:p>16.037709885914992</text:p>
          </table:table-cell>
          <table:table-cell office:value-type="float" office:value="16.388884633991545">
            <text:p>16.388884633991545</text:p>
          </table:table-cell>
          <table:table-cell office:value-type="float" office:value="20.051000454769436">
            <text:p>20.051000454769436</text:p>
          </table:table-cell>
          <table:table-cell office:value-type="float" office:value="19.842948268816674">
            <text:p>19.842948268816674</text:p>
          </table:table-cell>
          <table:table-cell office:value-type="float" office:value="20.185771274428358">
            <text:p>20.185771274428358</text:p>
          </table:table-cell>
          <table:table-cell office:value-type="float" office:value="19.782266420481832">
            <text:p>19.782266420481832</text:p>
          </table:table-cell>
          <table:table-cell office:value-type="float" office:value="19.43636735341785">
            <text:p>19.43636735341785</text:p>
          </table:table-cell>
          <table:table-cell office:value-type="float" office:value="20.104481012794317">
            <text:p>20.104481012794317</text:p>
          </table:table-cell>
          <table:table-cell office:value-type="float" office:value="20.83664380339683">
            <text:p>20.83664380339683</text:p>
          </table:table-cell>
          <table:table-cell office:value-type="float" office:value="20.21044053977921">
            <text:p>20.21044053977921</text:p>
          </table:table-cell>
          <table:table-cell office:value-type="float" office:value="19.839903140585402">
            <text:p>19.839903140585402</text:p>
          </table:table-cell>
          <table:table-cell office:value-type="float" office:value="20.084526645029168">
            <text:p>20.084526645029168</text:p>
          </table:table-cell>
          <table:table-cell office:value-type="float" office:value="19.507249386781158">
            <text:p>19.507249386781158</text:p>
          </table:table-cell>
          <table:table-cell office:value-type="float" office:value="20.372992454549774">
            <text:p>20.372992454549774</text:p>
          </table:table-cell>
          <table:table-cell office:value-type="float" office:value="19.599497068700465">
            <text:p>19.599497068700465</text:p>
          </table:table-cell>
          <table:table-cell office:value-type="float" office:value="18.54548870823547">
            <text:p>18.54548870823547</text:p>
          </table:table-cell>
          <table:table-cell office:value-type="float" office:value="18.79642654473112">
            <text:p>18.79642654473112</text:p>
          </table:table-cell>
          <table:table-cell office:value-type="float" office:value="18.250288929157183">
            <text:p>18.250288929157183</text:p>
          </table:table-cell>
          <table:table-cell office:value-type="float" office:value="17.42746749965875">
            <text:p>17.42746749965875</text:p>
          </table:table-cell>
          <table:table-cell office:value-type="float" office:value="17.040939258230704">
            <text:p>17.04093925823070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43435759167309423">
            <text:p>-0.43435759167309423</text:p>
          </table:table-cell>
          <table:table-cell office:value-type="float" office:value="-0.40612146496714796">
            <text:p>-0.40612146496714796</text:p>
          </table:table-cell>
          <table:table-cell office:value-type="float" office:value="-0.39441239231182595">
            <text:p>-0.39441239231182595</text:p>
          </table:table-cell>
          <table:table-cell office:value-type="float" office:value="-0.3884467935210511">
            <text:p>-0.3884467935210511</text:p>
          </table:table-cell>
          <table:table-cell office:value-type="float" office:value="-0.41007455637402535">
            <text:p>-0.41007455637402535</text:p>
          </table:table-cell>
          <table:table-cell office:value-type="float" office:value="-0.47650097768588345">
            <text:p>-0.47650097768588345</text:p>
          </table:table-cell>
          <table:table-cell office:value-type="float" office:value="-0.6257616473962219">
            <text:p>-0.6257616473962219</text:p>
          </table:table-cell>
          <table:table-cell office:value-type="float" office:value="-0.7433891267552601">
            <text:p>-0.7433891267552601</text:p>
          </table:table-cell>
          <table:table-cell office:value-type="float" office:value="-0.8097242655803831">
            <text:p>-0.8097242655803831</text:p>
          </table:table-cell>
          <table:table-cell office:value-type="float" office:value="-0.8396065492566587">
            <text:p>-0.8396065492566587</text:p>
          </table:table-cell>
          <table:table-cell office:value-type="float" office:value="-0.7651076249892398">
            <text:p>-0.7651076249892398</text:p>
          </table:table-cell>
          <table:table-cell office:value-type="float" office:value="-0.7643927682259006">
            <text:p>-0.7643927682259006</text:p>
          </table:table-cell>
          <table:table-cell office:value-type="float" office:value="-0.7964521539405786">
            <text:p>-0.7964521539405786</text:p>
          </table:table-cell>
          <table:table-cell office:value-type="float" office:value="-0.7822950356555215">
            <text:p>-0.7822950356555215</text:p>
          </table:table-cell>
          <table:table-cell office:value-type="float" office:value="-0.7477848687824603">
            <text:p>-0.7477848687824603</text:p>
          </table:table-cell>
          <table:table-cell office:value-type="float" office:value="-0.7309971398941977">
            <text:p>-0.7309971398941977</text:p>
          </table:table-cell>
          <table:table-cell office:value-type="float" office:value="-0.7999011505451906">
            <text:p>-0.7999011505451906</text:p>
          </table:table-cell>
          <table:table-cell office:value-type="float" office:value="-0.8789836003602394">
            <text:p>-0.8789836003602394</text:p>
          </table:table-cell>
          <table:table-cell office:value-type="float" office:value="-0.8565980539866785">
            <text:p>-0.8565980539866785</text:p>
          </table:table-cell>
          <table:table-cell office:value-type="float" office:value="-0.807821978958477">
            <text:p>-0.807821978958477</text:p>
          </table:table-cell>
          <table:table-cell office:value-type="float" office:value="-0.8011037310239626">
            <text:p>-0.8011037310239626</text:p>
          </table:table-cell>
          <table:table-cell office:value-type="float" office:value="-0.7366965927900381">
            <text:p>-0.7366965927900381</text:p>
          </table:table-cell>
          <table:table-cell office:value-type="float" office:value="-0.615093969454713">
            <text:p>-0.615093969454713</text:p>
          </table:table-cell>
          <table:table-cell office:value-type="float" office:value="-0.5601826928595528">
            <text:p>-0.560182692859552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1.943015238830506">
            <text:p>-1.943015238830506</text:p>
          </table:table-cell>
          <table:table-cell office:value-type="float" office:value="-2.0252057541786876">
            <text:p>-2.0252057541786876</text:p>
          </table:table-cell>
          <table:table-cell office:value-type="float" office:value="-1.9375562482472841">
            <text:p>-1.9375562482472841</text:p>
          </table:table-cell>
          <table:table-cell office:value-type="float" office:value="-1.8828002372906263">
            <text:p>-1.8828002372906263</text:p>
          </table:table-cell>
          <table:table-cell office:value-type="float" office:value="-1.7353220196635137">
            <text:p>-1.7353220196635137</text:p>
          </table:table-cell>
          <table:table-cell office:value-type="float" office:value="-1.2573487923787081">
            <text:p>-1.2573487923787081</text:p>
          </table:table-cell>
          <table:table-cell office:value-type="float" office:value="-0.865004054130455">
            <text:p>-0.865004054130455</text:p>
          </table:table-cell>
          <table:table-cell office:value-type="float" office:value="-0.5063487719679532">
            <text:p>-0.5063487719679532</text:p>
          </table:table-cell>
          <table:table-cell office:value-type="float" office:value="-0.3638199998197891">
            <text:p>-0.3638199998197891</text:p>
          </table:table-cell>
          <table:table-cell office:value-type="float" office:value="-0.2718444590114996">
            <text:p>-0.2718444590114996</text:p>
          </table:table-cell>
          <table:table-cell office:value-type="float" office:value="-0.5282196734769624">
            <text:p>-0.5282196734769624</text:p>
          </table:table-cell>
          <table:table-cell office:value-type="float" office:value="-0.49246484240691873">
            <text:p>-0.49246484240691873</text:p>
          </table:table-cell>
          <table:table-cell office:value-type="float" office:value="-0.5658249464204286">
            <text:p>-0.5658249464204286</text:p>
          </table:table-cell>
          <table:table-cell office:value-type="float" office:value="-0.5738117688187959">
            <text:p>-0.5738117688187959</text:p>
          </table:table-cell>
          <table:table-cell office:value-type="float" office:value="-0.6419891346853998">
            <text:p>-0.6419891346853998</text:p>
          </table:table-cell>
          <table:table-cell office:value-type="float" office:value="-0.6443436967798915">
            <text:p>-0.6443436967798915</text:p>
          </table:table-cell>
          <table:table-cell office:value-type="float" office:value="-0.5554666822741696">
            <text:p>-0.5554666822741696</text:p>
          </table:table-cell>
          <table:table-cell office:value-type="float" office:value="-0.3627244710670952">
            <text:p>-0.3627244710670952</text:p>
          </table:table-cell>
          <table:table-cell office:value-type="float" office:value="-0.4872291833200858">
            <text:p>-0.4872291833200858</text:p>
          </table:table-cell>
          <table:table-cell office:value-type="float" office:value="-0.5889954070657092">
            <text:p>-0.5889954070657092</text:p>
          </table:table-cell>
          <table:table-cell office:value-type="float" office:value="-0.642519497738027">
            <text:p>-0.642519497738027</text:p>
          </table:table-cell>
          <table:table-cell office:value-type="float" office:value="-0.656153796582865">
            <text:p>-0.656153796582865</text:p>
          </table:table-cell>
          <table:table-cell office:value-type="float" office:value="-1.099976337920868">
            <text:p>-1.099976337920868</text:p>
          </table:table-cell>
          <table:table-cell office:value-type="float" office:value="-1.3012626729890286">
            <text:p>-1.301262672989028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11006845617325861">
            <text:p>-0.11006845617325861</text:p>
          </table:table-cell>
          <table:table-cell office:value-type="float" office:value="0.18467520235446974">
            <text:p>0.18467520235446974</text:p>
          </table:table-cell>
          <table:table-cell office:value-type="float" office:value="0.39068247795757943">
            <text:p>0.39068247795757943</text:p>
          </table:table-cell>
          <table:table-cell office:value-type="float" office:value="0.33782503627143157">
            <text:p>0.33782503627143157</text:p>
          </table:table-cell>
          <table:table-cell office:value-type="float" office:value="0.2626685330020596">
            <text:p>0.2626685330020596</text:p>
          </table:table-cell>
          <table:table-cell office:value-type="float" office:value="-0.2646088224296466">
            <text:p>-0.2646088224296466</text:p>
          </table:table-cell>
          <table:table-cell office:value-type="float" office:value="-0.008735931780315247">
            <text:p>-0.008735931780315247</text:p>
          </table:table-cell>
          <table:table-cell office:value-type="float" office:value="0.315475304280633">
            <text:p>0.315475304280633</text:p>
          </table:table-cell>
          <table:table-cell office:value-type="float" office:value="0.6847288291903727">
            <text:p>0.6847288291903727</text:p>
          </table:table-cell>
          <table:table-cell office:value-type="float" office:value="0.8077648274522592">
            <text:p>0.8077648274522592</text:p>
          </table:table-cell>
          <table:table-cell office:value-type="float" office:value="0.39237046747369714">
            <text:p>0.39237046747369714</text:p>
          </table:table-cell>
          <table:table-cell office:value-type="float" office:value="-0.001019426314515875">
            <text:p>-0.001019426314515875</text:p>
          </table:table-cell>
          <table:table-cell office:value-type="float" office:value="1.2428128665561402">
            <text:p>1.2428128665561402</text:p>
          </table:table-cell>
          <table:table-cell office:value-type="float" office:value="1.4089014142982845">
            <text:p>1.4089014142982845</text:p>
          </table:table-cell>
          <table:table-cell office:value-type="float" office:value="1.3364819968241137">
            <text:p>1.3364819968241137</text:p>
          </table:table-cell>
          <table:table-cell office:value-type="float" office:value="1.5343752736063239">
            <text:p>1.5343752736063239</text:p>
          </table:table-cell>
          <table:table-cell office:value-type="float" office:value="0.8429511749220808">
            <text:p>0.8429511749220808</text:p>
          </table:table-cell>
          <table:table-cell office:value-type="float" office:value="1.1643240264577346">
            <text:p>1.1643240264577346</text:p>
          </table:table-cell>
          <table:table-cell office:value-type="float" office:value="1.2502294318269367">
            <text:p>1.2502294318269367</text:p>
          </table:table-cell>
          <table:table-cell office:value-type="float" office:value="1.114502558635388">
            <text:p>1.114502558635388</text:p>
          </table:table-cell>
          <table:table-cell office:value-type="float" office:value="1.250776327131281">
            <text:p>1.250776327131281</text:p>
          </table:table-cell>
          <table:table-cell office:value-type="float" office:value="1.6055953090659878">
            <text:p>1.6055953090659878</text:p>
          </table:table-cell>
          <table:table-cell office:value-type="float" office:value="1.4873405940304625">
            <text:p>1.4873405940304625</text:p>
          </table:table-cell>
          <table:table-cell office:value-type="float" office:value="1.0019702749363475">
            <text:p>1.001970274936347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002768997365573">
            <text:p>0.4002768997365573</text:p>
          </table:table-cell>
          <table:table-cell office:value-type="float" office:value="0.32377445397447807">
            <text:p>0.32377445397447807</text:p>
          </table:table-cell>
          <table:table-cell office:value-type="float" office:value="0.453737740999134">
            <text:p>0.453737740999134</text:p>
          </table:table-cell>
          <table:table-cell office:value-type="float" office:value="0.5641393713765077">
            <text:p>0.5641393713765077</text:p>
          </table:table-cell>
          <table:table-cell office:value-type="float" office:value="0.5843317179968944">
            <text:p>0.5843317179968944</text:p>
          </table:table-cell>
          <table:table-cell office:value-type="float" office:value="0.7113674831733772">
            <text:p>0.7113674831733772</text:p>
          </table:table-cell>
          <table:table-cell office:value-type="float" office:value="2.5737087116894353">
            <text:p>2.5737087116894353</text:p>
          </table:table-cell>
          <table:table-cell office:value-type="float" office:value="3.0372129013335836">
            <text:p>3.0372129013335836</text:p>
          </table:table-cell>
          <table:table-cell office:value-type="float" office:value="3.2484994321196132">
            <text:p>3.2484994321196132</text:p>
          </table:table-cell>
          <table:table-cell office:value-type="float" office:value="3.0539607694852826">
            <text:p>3.0539607694852826</text:p>
          </table:table-cell>
          <table:table-cell office:value-type="float" office:value="2.7864296651704383">
            <text:p>2.7864296651704383</text:p>
          </table:table-cell>
          <table:table-cell office:value-type="float" office:value="3.187264977878344">
            <text:p>3.187264977878344</text:p>
          </table:table-cell>
          <table:table-cell office:value-type="float" office:value="3.6074668781749275">
            <text:p>3.6074668781749275</text:p>
          </table:table-cell>
          <table:table-cell office:value-type="float" office:value="3.205193088521759">
            <text:p>3.205193088521759</text:p>
          </table:table-cell>
          <table:table-cell office:value-type="float" office:value="3.151662756112929">
            <text:p>3.151662756112929</text:p>
          </table:table-cell>
          <table:table-cell office:value-type="float" office:value="3.1475971624598293">
            <text:p>3.1475971624598293</text:p>
          </table:table-cell>
          <table:table-cell office:value-type="float" office:value="2.84697598179096">
            <text:p>2.84697598179096</text:p>
          </table:table-cell>
          <table:table-cell office:value-type="float" office:value="2.9418045904814405">
            <text:p>2.9418045904814405</text:p>
          </table:table-cell>
          <table:table-cell office:value-type="float" office:value="2.536126878000619">
            <text:p>2.536126878000619</text:p>
          </table:table-cell>
          <table:table-cell office:value-type="float" office:value="1.9223665579020657">
            <text:p>1.9223665579020657</text:p>
          </table:table-cell>
          <table:table-cell office:value-type="float" office:value="2.1116770904524085">
            <text:p>2.1116770904524085</text:p>
          </table:table-cell>
          <table:table-cell office:value-type="float" office:value="1.8455736629075887">
            <text:p>1.8455736629075887</text:p>
          </table:table-cell>
          <table:table-cell office:value-type="float" office:value="0.8780860877377512">
            <text:p>0.8780860877377512</text:p>
          </table:table-cell>
          <table:table-cell office:value-type="float" office:value="0.6277904558100665">
            <text:p>0.627790455810066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33786649005171476">
            <text:p>0.33786649005171476</text:p>
          </table:table-cell>
          <table:table-cell office:value-type="float" office:value="0.34583205487966184">
            <text:p>0.34583205487966184</text:p>
          </table:table-cell>
          <table:table-cell office:value-type="float" office:value="0.35006105591449477">
            <text:p>0.35006105591449477</text:p>
          </table:table-cell>
          <table:table-cell office:value-type="float" office:value="0.35212120358192567">
            <text:p>0.35212120358192567</text:p>
          </table:table-cell>
          <table:table-cell office:value-type="float" office:value="0.3458387043185296">
            <text:p>0.3458387043185296</text:p>
          </table:table-cell>
          <table:table-cell office:value-type="float" office:value="0.3363596767022152">
            <text:p>0.3363596767022152</text:p>
          </table:table-cell>
          <table:table-cell office:value-type="float" office:value="0.29809194559303337">
            <text:p>0.29809194559303337</text:p>
          </table:table-cell>
          <table:table-cell office:value-type="float" office:value="0.23695536332575098">
            <text:p>0.23695536332575098</text:p>
          </table:table-cell>
          <table:table-cell office:value-type="float" office:value="0.19173425507348438">
            <text:p>0.19173425507348438</text:p>
          </table:table-cell>
          <table:table-cell office:value-type="float" office:value="0.16517673291613988">
            <text:p>0.16517673291613988</text:p>
          </table:table-cell>
          <table:table-cell office:value-type="float" office:value="0.21705190939233024">
            <text:p>0.21705190939233024</text:p>
          </table:table-cell>
          <table:table-cell office:value-type="float" office:value="0.2141141199644685">
            <text:p>0.2141141199644685</text:p>
          </table:table-cell>
          <table:table-cell office:value-type="float" office:value="0.18846470914818922">
            <text:p>0.18846470914818922</text:p>
          </table:table-cell>
          <table:table-cell office:value-type="float" office:value="0.16037137703767512">
            <text:p>0.16037137703767512</text:p>
          </table:table-cell>
          <table:table-cell office:value-type="float" office:value="0.2160519263737441">
            <text:p>0.2160519263737441</text:p>
          </table:table-cell>
          <table:table-cell office:value-type="float" office:value="0.2611873494517402">
            <text:p>0.2611873494517402</text:p>
          </table:table-cell>
          <table:table-cell office:value-type="float" office:value="0.2504439184092063">
            <text:p>0.2504439184092063</text:p>
          </table:table-cell>
          <table:table-cell office:value-type="float" office:value="0.26586278876194713">
            <text:p>0.26586278876194713</text:p>
          </table:table-cell>
          <table:table-cell office:value-type="float" office:value="0.27480005545076436">
            <text:p>0.27480005545076436</text:p>
          </table:table-cell>
          <table:table-cell office:value-type="float" office:value="0.298302917979388">
            <text:p>0.298302917979388</text:p>
          </table:table-cell>
          <table:table-cell office:value-type="float" office:value="0.299848617920747">
            <text:p>0.299848617920747</text:p>
          </table:table-cell>
          <table:table-cell office:value-type="float" office:value="0.323045227495949">
            <text:p>0.323045227495949</text:p>
          </table:table-cell>
          <table:table-cell office:value-type="float" office:value="0.3376310662477515">
            <text:p>0.3376310662477515</text:p>
          </table:table-cell>
          <table:table-cell office:value-type="float" office:value="0.33422108249016724">
            <text:p>0.3342210824901672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